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1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cc6633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9cm"/>
    </style:style>
    <style:style style:name="gr9" style:family="graphic" style:parent-style-name="standard">
      <style:graphic-properties draw:stroke="none" svg:stroke-color="#000000" draw:fill="none" draw:fill-color="#ffffff" fo:min-height="0.85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standard">
      <style:graphic-properties draw:stroke="none" svg:stroke-color="#000000" draw:fill="none" draw:fill-color="#ffffff" fo:min-height="0.7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004586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6" style:family="graphic" style:parent-style-name="objectwithoutfill">
      <style:graphic-properties svg:stroke-width="1cm" svg:stroke-color="#666666" draw:marker-start-width="1.7cm" draw:marker-end="Arrow" draw:marker-end-width="1.8cm" draw:fill="none" draw:fill-color="#800080" draw:textarea-vertical-align="middle" fo:padding-top="0.625cm" fo:padding-bottom="0.625cm" fo:padding-left="0.75cm" fo:padding-right="0.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6pt" fo:font-style="normal" style:font-size-asian="66pt" style:font-style-asian="normal" style:font-size-complex="66pt" style:font-style-complex="normal"/>
    </style:style>
    <style:style style:name="P3" style:family="paragraph">
      <style:paragraph-properties fo:text-align="center"/>
      <style:text-properties fo:font-size="48pt" fo:font-style="normal" style:font-size-asian="66pt" style:font-style-asian="normal" style:font-size-complex="66pt" style:font-style-complex="normal"/>
    </style:style>
    <style:style style:name="P4" style:family="paragraph"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text-properties fo:color="#800000"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end"/>
    </style:style>
    <style:style style:name="P8" style:family="paragraph">
      <style:paragraph-properties fo:text-align="center"/>
      <style:text-properties fo:font-size="60pt" style:font-size-asian="60pt" style:font-size-complex="60pt"/>
    </style:style>
    <style:style style:name="P9" style:family="paragraph">
      <style:text-properties fo:font-size="12pt" style:font-size-asian="12pt" style:font-size-complex="12pt"/>
    </style:style>
    <style:style style:name="T1" style:family="text">
      <style:text-properties fo:font-family="Arial" style:font-style-name="Regular" style:font-family-generic="swiss" fo:font-size="66pt" fo:font-style="normal" style:font-family-asian="Arial" style:font-style-name-asian="Regular" style:font-family-generic-asian="swiss" style:font-size-asian="66pt" style:font-style-asian="normal" style:font-family-complex="Arial" style:font-style-name-complex="Regular" style:font-family-generic-complex="swiss" style:font-size-complex="66pt" style:font-style-complex="normal"/>
    </style:style>
    <style:style style:name="T2" style:family="text">
      <style:text-properties fo:font-family="Arial" style:font-style-name="Regular" style:font-family-generic="swiss" fo:font-size="48pt" fo:font-style="normal" style:font-family-asian="Arial" style:font-style-name-asian="Regular" style:font-family-generic-asian="swiss" style:font-size-asian="66pt" style:font-style-asian="normal" style:font-family-complex="Arial" style:font-style-name-complex="Regular" style:font-family-generic-complex="swiss" style:font-size-complex="66pt" style:font-style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family="Arial" style:font-style-name="Regular" style:font-family-generic="swiss" fo:font-style="normal" style:font-family-asian="Arial" style:font-style-name-asian="Regular" style:font-family-generic-asian="swiss" style:font-size-asian="66pt" style:font-style-asian="normal" style:font-family-complex="Arial" style:font-style-name-complex="Regular" style:font-family-generic-complex="swiss" style:font-size-complex="66pt" style:font-style-complex="normal"/>
    </style:style>
    <style:style style:name="T5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60pt" style:font-size-asian="60pt" style:font-size-complex="60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5cm" svg:height="13.5cm" svg:x="8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2cm" svg:height="5.2cm" svg:x="12.7cm" svg:y="7.2cm">
          <text:p text:style-name="P1"><text:span text:style-name="T1">(Σ|φ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33cm" svg:height="3.332cm" svg:x="18.2cm" svg:y="8.9cm">
          <text:p text:style-name="P1"><text:span text:style-name="T2">[ε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33cm" svg:height="3.331cm" svg:x="13.7cm" svg:y="3.3cm">
          <text:p text:style-name="P1"><text:span text:style-name="T2">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33cm" svg:height="3.331cm" svg:x="9.97cm" svg:y="5.1cm">
          <text:p text:style-name="P1"><text:span text:style-name="T2">η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331cm" svg:height="3.332cm" svg:x="11.569cm" svg:y="12.3cm">
          <text:p text:style-name="P1"><text:span text:style-name="T2">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33cm" svg:height="3.331cm" svg:x="17.186cm" svg:y="5.209cm">
          <text:p text:style-name="P1"><text:span text:style-name="T2">('φ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33cm" svg:height="3.331cm" svg:x="9cm" svg:y="9.069cm">
          <text:p text:style-name="P1"><text:span text:style-name="T2">[Σ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33cm" svg:height="3.331cm" svg:x="15.67cm" svg:y="12.4cm">
          <text:p text:style-name="P1"><text:span text:style-name="T2">Υ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-1.2cm" svg:y1="10.9cm" svg:x2="9.5cm" svg:y2="11cm">
          <text:p/>
        </draw:line>
        <draw:line draw:style-name="gr3" draw:text-style-name="P1" draw:layer="layout" svg:x1="-1.2cm" svg:y1="10.1cm" svg:x2="9.7cm" svg:y2="10.3cm">
          <text:p/>
        </draw:line>
        <draw:line draw:style-name="gr3" draw:text-style-name="P1" draw:layer="layout" svg:x1="-1.1cm" svg:y1="11.7cm" svg:x2="9.8cm" svg:y2="11.8cm">
          <text:p/>
        </draw:line>
        <draw:line draw:style-name="gr3" draw:text-style-name="P1" draw:layer="layout" svg:x1="12cm" svg:y1="10.7cm" svg:x2="14.3cm" svg:y2="10.1cm">
          <text:p/>
        </draw:line>
        <draw:line draw:style-name="gr3" draw:text-style-name="P1" draw:layer="layout" svg:x1="16.4cm" svg:y1="10.4cm" svg:x2="17.3cm" svg:y2="13.3cm">
          <text:p/>
        </draw:line>
        <draw:line draw:style-name="gr3" draw:text-style-name="P1" draw:layer="layout" svg:x1="18.4cm" svg:y1="14.5cm" svg:x2="27.7cm" svg:y2="11.9cm">
          <text:p/>
        </draw:line>
        <draw:line draw:style-name="gr3" draw:text-style-name="P1" draw:layer="layout" svg:x1="27.1cm" svg:y1="10.5cm" svg:x2="20.7cm" svg:y2="10.6cm">
          <text:p/>
        </draw:line>
        <draw:line draw:style-name="gr3" draw:text-style-name="P1" draw:layer="layout" svg:x1="20.1cm" svg:y1="9.9cm" svg:x2="19.5cm" svg:y2="7.9cm">
          <text:p/>
        </draw:line>
        <draw:line draw:style-name="gr3" draw:text-style-name="P1" draw:layer="layout" svg:x1="18.6cm" svg:y1="5.7cm" svg:x2="16.3cm" svg:y2="4.8cm">
          <text:p/>
        </draw:line>
        <draw:line draw:style-name="gr3" draw:text-style-name="P1" draw:layer="layout" svg:x1="14.5cm" svg:y1="4.7cm" svg:x2="11.9cm" svg:y2="6.1cm">
          <text:p/>
        </draw:line>
        <draw:line draw:style-name="gr3" draw:text-style-name="P1" draw:layer="layout" svg:x1="10.4cm" svg:y1="6.9cm" svg:x2="0cm" svg:y2="6.8cm">
          <text:p/>
        </draw:line>
        <draw:line draw:style-name="gr3" draw:text-style-name="P1" draw:layer="layout" svg:x1="6.8cm" svg:y1="16.3cm" svg:x2="12.2cm" svg:y2="14.5cm">
          <text:p/>
        </draw:line>
        <draw:line draw:style-name="gr3" draw:text-style-name="P1" draw:layer="layout" svg:x1="13.8cm" svg:y1="13.2cm" svg:x2="14.9cm" svg:y2="11.2cm">
          <text:p/>
        </draw:line>
        <draw:frame draw:style-name="gr4" draw:text-style-name="P4" draw:layer="layout" svg:width="5.7cm" svg:height="1.4cm" svg:x="25.1cm" svg:y="10.7cm">
          <draw:text-box>
            <text:p><text:span text:style-name="T3">Treinamento</text:span></text:p>
          </draw:text-box>
        </draw:frame>
        <draw:frame draw:style-name="gr5" draw:layer="layout" svg:width="6.382cm" svg:height="0.962cm" svg:x="0.718cm" svg:y="5.538cm">
          <draw:text-box>
            <text:p>Gradiente de destino</text:p>
          </draw:text-box>
        </draw:frame>
        <draw:frame draw:style-name="gr5" draw:layer="layout" svg:width="5.925cm" svg:height="0.962cm" svg:x="-0.6cm" svg:y="9.138cm">
          <draw:text-box>
            <text:p>Entradas ajustadas</text:p>
          </draw:text-box>
        </draw:frame>
        <draw:custom-shape draw:style-name="gr2" draw:text-style-name="P3" draw:layer="layout" svg:width="3.331cm" svg:height="3.332cm" svg:x="3.569cm" svg:y="15.3cm">
          <text:p><text:span text:style-name="T4">1 (bia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7.821cm" svg:height="1.195cm" svg:x="11.079cm" svg:y="1.4cm">
          <draw:text-box>
            <text:p><text:span text:style-name="T5">Neurônio Artificial</text:span></text:p>
          </draw:text-box>
        </draw:frame>
      </draw:page>
      <draw:page draw:name="page2" draw:style-name="dp1" draw:master-page-name="Default">
        <draw:custom-shape draw:style-name="gr6" draw:text-style-name="P6" draw:layer="layout" svg:width="27.1cm" svg:height="2.7cm" svg:x="1.3cm" svg:y="7.5cm">
          <text:p text:style-name="P6"><text:s text:c="15"/>Propagação Adiante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7.1cm" svg:height="2.7cm" svg:x="1.3cm" svg:y="10.2cm">
          <text:p text:style-name="P7">Retropropagação <text:s text:c="8"/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6.7cm" svg:height="5.4cm" svg:x="11.2cm" svg:y="7.5cm">
          <text:p text:style-name="P1"><text:span text:style-name="T6">PESO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2cm" svg:y1="9.5cm" svg:x2="10.4cm" svg:y2="9.5cm">
          <text:p/>
        </draw:line>
        <draw:line draw:style-name="gr3" draw:text-style-name="P1" draw:layer="layout" svg:x1="26.6cm" svg:y1="12.2cm" svg:x2="21.5cm" svg:y2="12.2cm">
          <text:p/>
        </draw:line>
        <draw:frame draw:style-name="gr8" draw:layer="layout" svg:width="5.9cm" svg:height="1.15cm" svg:x="21.2cm" svg:y="8.3cm">
          <draw:text-box>
            <text:p>adiciona_entrada()</text:p>
          </draw:text-box>
        </draw:frame>
        <draw:frame draw:style-name="gr9" draw:layer="layout" svg:width="7.2cm" svg:height="1.1cm" svg:x="3.2cm" svg:y="10.5cm">
          <draw:text-box>
            <text:p>adiciona_parcela_erro()</text:p>
          </draw:text-box>
        </draw:frame>
        <draw:frame draw:style-name="gr10" draw:text-style-name="P9" draw:layer="layout" svg:width="10.1cm" svg:height="1cm" svg:x="18.4cm" svg:y="9.2cm">
          <draw:text-box>
            <text:p><text:span text:style-name="T7">Alvo: Vetor de entradas do neuronio de destino</text:span></text:p>
          </draw:text-box>
        </draw:frame>
        <draw:frame draw:style-name="gr10" draw:text-style-name="P9" draw:layer="layout" svg:width="10.1cm" svg:height="1.199cm" svg:x="1.6cm" svg:y="11.5cm">
          <draw:text-box>
            <text:p><text:span text:style-name="T7">Alvo: Vetor de parcelas de erro do neuronio de</text:span></text:p>
            <text:p><text:span text:style-name="T7">origem</text:span></text:p>
          </draw:text-box>
        </draw:frame>
        <draw:frame draw:style-name="gr11" draw:layer="layout" svg:width="1.1cm" svg:height="0.962cm" svg:x="14cm" svg:y="7.938cm">
          <draw:text-box>
            <text:p>X</text:p>
          </draw:text-box>
        </draw:frame>
        <draw:frame draw:style-name="gr11" draw:layer="layout" svg:width="1.1cm" svg:height="0.962cm" svg:x="14cm" svg:y="11.438cm">
          <draw:text-box>
            <text:p>X</text:p>
          </draw:text-box>
        </draw:frame>
        <draw:frame draw:style-name="gr5" draw:text-style-name="P5" draw:layer="layout" svg:width="4.071cm" svg:height="1.195cm" svg:x="12.6cm" svg:y="1.6cm">
          <draw:text-box>
            <text:p><text:span text:style-name="T5">Conexão</text:span></text:p>
          </draw:text-box>
        </draw:frame>
      </draw:page>
      <draw:page draw:name="page3" draw:style-name="dp1" draw:master-page-name="Default">
        <draw:custom-shape draw:style-name="gr12" draw:text-style-name="P1" draw:layer="layout" svg:width="8.8cm" svg:height="15.7cm" svg:x="2.9cm" svg:y="3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8.7cm" svg:height="15.7cm" svg:x="18.4cm" svg:y="3.7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6.382cm" svg:height="0.962cm" svg:x="16.4cm" svg:y="5.6cm">
          <draw:text-box>
            <text:p>[Conexoes para tras]</text:p>
          </draw:text-box>
        </draw:frame>
        <draw:frame draw:style-name="gr5" draw:layer="layout" svg:width="6.945cm" svg:height="0.962cm" svg:x="7.5cm" svg:y="5.5cm">
          <draw:text-box>
            <text:p>[Conexoes para frente]</text:p>
          </draw:text-box>
        </draw:frame>
        <draw:line draw:style-name="gr3" draw:text-style-name="P1" draw:layer="layout" svg:x1="10.3cm" svg:y1="8.1cm" svg:x2="20cm" svg:y2="8.1cm">
          <text:p/>
        </draw:line>
        <draw:line draw:style-name="gr3" draw:text-style-name="P1" draw:layer="layout" svg:x1="10.6cm" svg:y1="16.7cm" svg:x2="19.6cm" svg:y2="16.7cm">
          <text:p/>
        </draw:line>
        <draw:line draw:style-name="gr3" draw:text-style-name="P1" draw:layer="layout" svg:x1="10.6cm" svg:y1="16.3cm" svg:x2="20cm" svg:y2="8.3cm">
          <text:p/>
        </draw:line>
        <draw:line draw:style-name="gr3" draw:text-style-name="P1" draw:layer="layout" svg:x1="10.3cm" svg:y1="8.6cm" svg:x2="19.5cm" svg:y2="16.3cm">
          <text:p/>
        </draw:line>
        <draw:frame draw:style-name="gr5" draw:layer="layout" svg:width="3.741cm" svg:height="0.962cm" svg:x="21.815cm" svg:y="11.9cm">
          <draw:text-box>
            <text:p>[Neuronios]</text:p>
          </draw:text-box>
        </draw:frame>
        <draw:frame draw:style-name="gr5" draw:layer="layout" svg:width="3.741cm" svg:height="0.962cm" svg:x="5.615cm" svg:y="11.8cm">
          <draw:text-box>
            <text:p>[Neuronios]</text:p>
          </draw:text-box>
        </draw:frame>
        <draw:custom-shape draw:style-name="gr13" draw:text-style-name="P1" draw:layer="layout" svg:width="2cm" svg:height="2cm" svg:x="8.4cm" svg:y="7.3cm">
          <text:p text:style-name="P1"><text:span text:style-name="T8">Σ | 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2cm" svg:height="2cm" svg:x="19.9cm" svg:y="7cm">
          <text:p text:style-name="P1"><text:span text:style-name="T8">Σ | 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2cm" svg:height="2cm" svg:x="19.5cm" svg:y="15.5cm">
          <text:p text:style-name="P1"><text:span text:style-name="T8">Σ | 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2cm" svg:height="2cm" svg:x="8.8cm" svg:y="15.6cm">
          <text:p text:style-name="P1"><text:span text:style-name="T8">Σ | 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4.261cm" svg:height="1.195cm" svg:x="13.539cm" svg:y="1.705cm">
          <draw:text-box>
            <text:p><text:span text:style-name="T5">Camadas</text:span></text:p>
          </draw:text-box>
        </draw:frame>
      </draw:page>
      <draw:page draw:name="page4" draw:style-name="dp1" draw:master-page-name="Default">
        <draw:custom-shape draw:style-name="gr14" draw:text-style-name="P1" draw:layer="layout" svg:width="27.1cm" svg:height="16.4cm" svg:x="1.2cm" svg:y="3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6.9cm" svg:height="13.3cm" svg:x="2.3cm" svg:y="4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6.9cm" svg:height="13.3cm" svg:x="11.5cm" svg:y="4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6.9cm" svg:height="13.3cm" svg:x="20.7cm" svg:y="4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2cm" svg:x="4.6cm" svg:y="6cm">
          <text:p text:style-name="P1"><text:span text:style-name="T8">Σ | 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2cm" svg:height="2cm" svg:x="4.6cm" svg:y="13.1cm">
          <text:p text:style-name="P1"><text:span text:style-name="T8">Σ | 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2cm" svg:height="2cm" svg:x="14cm" svg:y="5.9cm">
          <text:p text:style-name="P1"><text:span text:style-name="T8">Σ | 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2cm" svg:height="2cm" svg:x="14cm" svg:y="13.4cm">
          <text:p text:style-name="P1"><text:span text:style-name="T8">Σ | 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2cm" svg:height="2cm" svg:x="23.3cm" svg:y="5.9cm">
          <text:p text:style-name="P1"><text:span text:style-name="T8">Σ | 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2cm" svg:height="2cm" svg:x="23.5cm" svg:y="13.4cm">
          <text:p text:style-name="P1"><text:span text:style-name="T8">Σ | 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7.2cm" svg:y1="7cm" svg:x2="13.7cm" svg:y2="7.1cm">
          <text:p/>
        </draw:line>
        <draw:line draw:style-name="gr16" draw:text-style-name="P1" draw:layer="layout" svg:x1="16.5cm" svg:y1="6.8cm" svg:x2="23cm" svg:y2="6.9cm">
          <text:p/>
        </draw:line>
        <draw:line draw:style-name="gr16" draw:text-style-name="P1" draw:layer="layout" svg:x1="7.4cm" svg:y1="14.3cm" svg:x2="13.9cm" svg:y2="14.4cm">
          <text:p/>
        </draw:line>
        <draw:line draw:style-name="gr16" draw:text-style-name="P1" draw:layer="layout" svg:x1="16.6cm" svg:y1="14.4cm" svg:x2="23.1cm" svg:y2="14.5cm">
          <text:p/>
        </draw:line>
        <draw:line draw:style-name="gr16" draw:text-style-name="P1" draw:layer="layout" svg:x1="7.4cm" svg:y1="14.4cm" svg:x2="13.7cm" svg:y2="7.3cm">
          <text:p/>
        </draw:line>
        <draw:line draw:style-name="gr16" draw:text-style-name="P1" draw:layer="layout" svg:x1="7.3cm" svg:y1="7cm" svg:x2="13.8cm" svg:y2="13.6cm">
          <text:p/>
        </draw:line>
        <draw:line draw:style-name="gr16" draw:text-style-name="P1" draw:layer="layout" svg:x1="16.5cm" svg:y1="6.8cm" svg:x2="23.3cm" svg:y2="13.8cm">
          <text:p/>
        </draw:line>
        <draw:line draw:style-name="gr16" draw:text-style-name="P1" draw:layer="layout" svg:x1="16.6cm" svg:y1="14.3cm" svg:x2="23.1cm" svg:y2="7.4cm">
          <text:p/>
        </draw:line>
        <draw:frame draw:style-name="gr17" draw:text-style-name="P5" draw:layer="layout" svg:width="2.568cm" svg:height="1.395cm" svg:x="13.632cm" svg:y="1.6cm">
          <draw:text-box>
            <text:p><text:span text:style-name="T5">Re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esley Silva</meta:initial-creator>
    <meta:creation-date>2014-03-02T11:02:25</meta:creation-date>
    <dc:date>2014-03-10T00:40:13</dc:date>
    <dc:creator>Wesley Silva</dc:creator>
    <meta:editing-duration>PT6H38M9S</meta:editing-duration>
    <meta:editing-cycles>6</meta:editing-cycles>
    <meta:generator>LibreOffice/3.5$Linux_X86_64 LibreOffice_project/350m1$Build-2</meta:generator>
    <meta:document-statistic meta:object-count="73"/>
  </office:meta>
</office:document-meta>
</file>